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29_10-47-16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1.226501 E-139-34-50.478515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29_12-57-26_000.jpg</text:p>
          </table:table-cell>
          <table:table-cell table:style-name="ce19" office:value-type="string">
            <text:p>:m 1-2*4 / math / topic=調和級数, about=極限値：発散するか,other=review+,id=QR8W</text:p>
          </table:table-cell>
          <table:table-cell table:style-name="ce19"/>
          <table:table-cell table:style-name="ce4"/>
          <table:table-cell table:style-name="ce4" office:value-type="string">
            <text:p>N-35-35-23.890686 E-139-34-59.652099</text:p>
          </table:table-cell>
          <table:table-cell table:style-name="ce38" table:formula="of:=IF([.E3]=&quot;&quot;;[.C3];CONCATENATE([.C3];&quot; / &quot;;[.E3]))" office:value-type="string" office:string-value=":m 1-2*4 / math / topic=調和級数, about=極限値：発散するか,other=review+,id=QR8W">
            <text:p>:m 1-2*4 / math / topic=調和級数, about=極限値：発散するか,other=review+,id=QR8W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29_12-58-13_000.jpg</text:p>
          </table:table-cell>
          <table:table-cell table:style-name="ce19" office:value-type="string">
            <text:p>:m 3-4*4 / math / topic=調和級数, about=極限値：発散するか,other=review+,id=QR8W</text:p>
          </table:table-cell>
          <table:table-cell table:style-name="ce19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8" table:formula="of:=IF([.E4]=&quot;&quot;;[.C4];CONCATENATE([.C4];&quot; / &quot;;[.E4]))" office:value-type="string" office:string-value=":m 3-4*4 / math / topic=調和級数, about=極限値：発散するか,other=review+,id=QR8W">
            <text:p>:m 3-4*4 / math / topic=調和級数, about=極限値：発散するか,other=review+,id=QR8W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29_14-33-12_000.jpg</text:p>
          </table:table-cell>
          <table:table-cell table:style-name="ce19" office:value-type="string">
            <text:p>:m RES 1*2 / free# JVEMV6 68#_79:1 / 68. theoretical-physics(tp) / w=(ε_f=ε_n+ε_1-ε_0),topics=一様収束,other=review+;mem+:`一様収束`という概念の意味,s=~,i=~,doc=r-5-2~6#2</text:p>
          </table:table-cell>
          <table:table-cell table:style-name="ce19"/>
          <table:table-cell table:style-name="ce4"/>
          <table:table-cell table:style-name="ce4" office:value-type="string">
            <text:p>N-35-35-30.839538 E-139-34-43.557128</text:p>
          </table:table-cell>
          <table:table-cell table:style-name="ce38" table:formula="of:=IF([.E5]=&quot;&quot;;[.C5];CONCATENATE([.C5];&quot; / &quot;;[.E5]))" office:value-type="string" office:string-value=":m RES 1*2 / free# JVEMV6 68#_79:1 / 68. theoretical-physics(tp) / w=(ε_f=ε_n+ε_1-ε_0),topics=一様収束,other=review+;mem+:`一様収束`という概念の意味,s=~,i=~,doc=r-5-2~6#2">
            <text:p>:m RES 1*2 / free# JVEMV6 68#_79:1 / 68. theoretical-physics(tp) / w=(ε_f=ε_n+ε_1-ε_0),topics=一様収束,other=review+;mem+:`一様収束`という概念の意味,s=~,i=~,doc=r-5-2~6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8-29_14-33-40_000.jpg</text:p>
          </table:table-cell>
          <table:table-cell table:style-name="ce19" office:value-type="string">
            <text:p>:m RES 2*2 / free# JVEMV6 68#_79:1 / 68. theoretical-physics(tp) / w=~,topics=一様収束,other=mem+:絶対値記号の意味,s=~,i=~,doc=r-5-2~6#2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8" table:formula="of:=IF([.E6]=&quot;&quot;;[.C6];CONCATENATE([.C6];&quot; / &quot;;[.E6]))" office:value-type="string" office:string-value=":m RES 2*2 / free# JVEMV6 68#_79:1 / 68. theoretical-physics(tp) / w=~,topics=一様収束,other=mem+:絶対値記号の意味,s=~,i=~,doc=r-5-2~6#2">
            <text:p>:m RES 2*2 / free# JVEMV6 68#_79:1 / 68. theoretical-physics(tp) / w=~,topics=一様収束,other=mem+:絶対値記号の意味,s=~,i=~,doc=r-5-2~6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29_16-42-54_000.jpg</text:p>
          </table:table-cell>
          <table:table-cell table:style-name="ce19" office:value-type="string">
            <text:p>:m RES 1*1 / free# JVEMV6 68#_79:2 / 68. theoretical-physics(tp) / w=項別微分；微分可能性,topics=一様収束,other=~,s=~,i=~,doc=r-5-2~6#6</text:p>
          </table:table-cell>
          <table:table-cell table:style-name="ce19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8" table:formula="of:=IF([.E7]=&quot;&quot;;[.C7];CONCATENATE([.C7];&quot; / &quot;;[.E7]))" office:value-type="string" office:string-value=":m RES 1*1 / free# JVEMV6 68#_79:2 / 68. theoretical-physics(tp) / w=項別微分；微分可能性,topics=一様収束,other=~,s=~,i=~,doc=r-5-2~6#6">
            <text:p>:m RES 1*1 / free# JVEMV6 68#_79:2 / 68. theoretical-physics(tp) / w=項別微分；微分可能性,topics=一様収束,other=~,s=~,i=~,doc=r-5-2~6#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29_17-29-35_000.jpg</text:p>
          </table:table-cell>
          <table:table-cell table:style-name="ce20" office:value-type="string">
            <text:p>:m 東和 PHOTO / 210827f / 中目黒駅 / 目黒区中目黒プロジェクト / １名 / 丸電工業（藤木建設） / 日誌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8]=&quot;&quot;;[.C8];CONCATENATE([.C8];&quot; / &quot;;[.E8]))" office:value-type="string" office:string-value=":m 東和 PHOTO / 210827f / 中目黒駅 / 目黒区中目黒プロジェクト / １名 / 丸電工業（藤木建設） / 日誌">
            <text:p>:m 東和 PHOTO / 210827f / 中目黒駅 / 目黒区中目黒プロジェクト / １名 / 丸電工業（藤木建設） / 日誌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29_19-05-20_000.jpg</text:p>
          </table:table-cell>
          <table:table-cell table:style-name="ce17" office:value-type="string">
            <text:p>:m :篠笛,shinobue #*# / session-memo / s.1:todays-melody,genr=~,for=mouth-shaping,key=h-0,tempo=~,R=1,i.f.=~,notes=B-F_-D_-A;h-0-5-4-7;pitch:1-5f_-3f_-7f,ReX,other=~</text:p>
          </table:table-cell>
          <table:table-cell table:style-name="ce19"/>
          <table:table-cell table:style-name="ce4"/>
          <table:table-cell table:style-name="ce4" office:value-type="string">
            <text:p>N-35-35-21.336364 E-139-34-44.051513</text:p>
          </table:table-cell>
          <table:table-cell table:style-name="ce38" table:formula="of:=IF([.E9]=&quot;&quot;;[.C9];CONCATENATE([.C9];&quot; / &quot;;[.E9]))" office:value-type="string" office:string-value=":m :篠笛,shinobue #*# / session-memo / s.1:todays-melody,genr=~,for=mouth-shaping,key=h-0,tempo=~,R=1,i.f.=~,notes=B-F_-D_-A;h-0-5-4-7;pitch:1-5f_-3f_-7f,ReX,other=~">
            <text:p>:m :篠笛,shinobue #*# / session-memo / s.1:todays-melody,genr=~,for=mouth-shaping,key=h-0,tempo=~,R=1,i.f.=~,notes=B-F_-D_-A;h-0-5-4-7;pitch:1-5f_-3f_-7f,ReX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29_21-08-33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1.336364 E-139-34-44.051513</text:p>
          </table:table-cell>
          <table:table-cell table:style-name="ce38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08-30_01-00-36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1.432495 E-139-34-43.886718</text:p>
          </table:table-cell>
          <table:table-cell table:style-name="ce38" table:formula="of:=IF([.E11]=&quot;&quot;;[.C11];CONCATENATE([.C11];&quot; / &quot;;[.E11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8-30_07-19-41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1.432495 E-139-34-43.886718</text:p>
          </table:table-cell>
          <table:table-cell table:style-name="ce38" table:formula="of:=IF([.E12]=&quot;&quot;;[.C12];CONCATENATE([.C12];&quot; / &quot;;[.E12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8-30_07-29-27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6-1.642456 E-139-35-3.991699</text:p>
          </table:table-cell>
          <table:table-cell table:style-name="ce38" table:formula="of:=IF([.E13]=&quot;&quot;;[.C13];CONCATENATE([.C13];&quot; / &quot;;[.E1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8-30_08-09-13_000.jpg</text:p>
          </table:table-cell>
          <table:table-cell table:style-name="ce19" office:value-type="string">
            <text:p>:m :th / topic=韓国の歴史 / content=韓国の歴史を知りたい；日本と似ているところ、違うところ。日本がまた、違って見えてくる / lang=ja || :tome/ (lang=ja) / topic=米の価格を見る理由 / content=米の相対価格の資料を見る理由：農を憂慮するから、君はそれをする。楽になる手助けをしたいから、それをする || :tome/ (lang=ja) / topic=読書 / content=１冊あたり、３分でいいから、読もう</text:p>
          </table:table-cell>
          <table:table-cell table:style-name="ce19"/>
          <table:table-cell table:style-name="ce4"/>
          <table:table-cell table:style-name="ce4" office:value-type="string">
            <text:p>N-35-35-24.28894 E-139-34-54.927978</text:p>
          </table:table-cell>
          <table:table-cell table:style-name="ce38" table:formula="of:=IF([.E14]=&quot;&quot;;[.C14];CONCATENATE([.C14];&quot; / &quot;;[.E14]))" office:value-type="string" office:string-value=":m :th / topic=韓国の歴史 / content=韓国の歴史を知りたい；日本と似ているところ、違うところ。日本がまた、違って見えてくる / lang=ja || :tome/ (lang=ja) / topic=米の価格を見る理由 / content=米の相対価格の資料を見る理由：農を憂慮するから、君はそれをする。楽になる手助けをしたいから、それをする || :tome/ (lang=ja) / topic=読書 / content=１冊あたり、３分でいいから、読もう">
            <text:p>:m :th / topic=韓国の歴史 / content=韓国の歴史を知りたい；日本と似ているところ、違うところ。日本がまた、違って見えてくる / lang=ja || :tome/ (lang=ja) / topic=米の価格を見る理由 / content=米の相対価格の資料を見る理由：農を憂慮するから、君はそれをする。楽になる手助けをしたいから、それをする || :tome/ (lang=ja) / topic=読書 / content=１冊あたり、３分でいいから、読も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29_18-35-06_000.mp4</text:p>
          </table:table-cell>
          <table:table-cell table:style-name="ce19" office:value-type="string">
            <text:p>:VIDEO / @自室 / 記録 / jap.flute / 演奏、play / 2021-08-29_18-35-06_000.mp4 / todays-melody,genr=~,for=~,key=~,tempo=~,R=1:sec-1,i.f.=~,memo=~,elements=~,notes=</text:p>
          </table:table-cell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VIDEO / @自室 / 記録 / jap.flute / 演奏、play / 2021-08-29_18-35-06_000.mp4 / todays-melody,genr=~,for=~,key=~,tempo=~,R=1:sec-1,i.f.=~,memo=~,elements=~,notes=">
            <text:p>:VIDEO / @自室 / 記録 / jap.flute / 演奏、play / 2021-08-29_18-35-06_000.mp4 / todays-melody,genr=~,for=~,key=~,tempo=~,R=1:sec-1,i.f.=~,memo=~,elements=~,notes=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0">
            <text:p>3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30">2021/08/30</text:date>, <text:time>09:58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30T09:58:28.75</dc:date>
    <dc:creator>iwabuchi ken</dc:creator>
    <meta:editing-duration>P36DT5H55M56S</meta:editing-duration>
    <meta:editing-cycles>13239</meta:editing-cycles>
    <meta:document-statistic meta:table-count="1" meta:cell-count="448" meta:object-count="0"/>
  </office:meta>
</office:document-meta>
</file>